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389e7" officeooo:paragraph-rsid="000389e7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437b2" officeooo:paragraph-rsid="000437b2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437b2" style:font-size-asian="12pt" style:font-size-complex="12pt"/>
    </style:style>
    <style:style style:name="P4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60923" officeooo:paragraph-rsid="00060923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60923" officeooo:paragraph-rsid="0008086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8086a" officeooo:paragraph-rsid="0008086a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officeooo:rsid="00060923" officeooo:paragraph-rsid="00060923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officeooo:paragraph-rsid="00060923" style:font-size-asian="12pt" style:font-size-complex="12pt"/>
    </style:style>
    <style:style style:name="P10" style:family="paragraph" style:parent-style-name="Heading_20_2">
      <style:text-properties style:font-name="Liberation Serif" fo:font-size="12pt" fo:font-weight="normal" officeooo:paragraph-rsid="000437b2" style:font-size-asian="12pt" style:font-weight-asian="normal" style:font-size-complex="12pt" style:font-weight-complex="normal"/>
    </style:style>
    <style:style style:name="P11" style:family="paragraph" style:parent-style-name="Heading_20_3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officeooo:rsid="000437b2"/>
    </style:style>
    <style:style style:name="T2" style:family="text">
      <style:text-properties officeooo:rsid="0008086a"/>
    </style:style>
    <style:style style:name="T3" style:family="text">
      <style:text-properties officeooo:rsid="00060923" style:font-weight-asian="bold" style:font-weight-complex="bold"/>
    </style:style>
    <style:style style:name="T4" style:family="text">
      <style:text-properties officeooo:rsid="000981c1"/>
    </style:style>
    <style:style style:name="T5" style:family="text">
      <style:text-properties officeooo:rsid="000a25ba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tokantasovellus</text:p>
      <text:p text:style-name="P1"/>
      <text:p text:style-name="P2">1. Johdanto</text:p>
      <text:p text:style-name="P2"/>
      <text:p text:style-name="P2">Joogailmo-järjestelmä on tarkoitettu kotona pidettävien, yksityisten jooga- ja muiden tuntien tarjonnan esittelyyn ja ilmoittautumisiin. Järjestelmässä ylläpitäjä luo tarjonnassa olevat tunnit kalenteriin, jota asiakaskäyttäjät voivat kirjauduttuaan selata ja ilmoittautua tunneille, joilla on tilaa.</text:p>
      <text:p text:style-name="P2"/>
      <text:p text:style-name="P3"><text:span text:style-name="T1">Selainsovellus toteutetaan PHP:llä, käytetään SQL-tietokantaa laitoksen users-palvelimella.</text:span></text:p>
      <text:p text:style-name="P3"/>
      <text:h text:style-name="P10" text:outline-level="2">2. Yleiskuva järjestelmästä</text:h>
      <text:h text:style-name="P11" text:outline-level="3">Käyttötapauskaavio</text:h>
      <text:p text:style-name="P8"/>
      <text:p text:style-name="P7">Käyttäjäryhmät</text:p>
      <text:p text:style-name="P4">Käyttäjiä o<text:span text:style-name="T4">vat</text:span> ylläpitäjä ja asiakkaat.</text:p>
      <text:p text:style-name="P4">Ylläpitäjä<text:span text:style-name="T2">t</text:span> o<text:span text:style-name="T2">vat</text:span> tuntien ohjaa<text:span text:style-name="T2">jia, jotka voivat käyttää järjestelmää myös asiakkaina.</text:span></text:p>
      <text:p text:style-name="P6">Asiakas on rekisteröitynyt käyttäjä.</text:p>
      <text:p text:style-name="P4"/>
      <text:p text:style-name="P9"><text:span text:style-name="T3">Käyttötapauskuvaukset</text:span></text:p>
      <text:p text:style-name="P5">Ylläpitäj<text:span text:style-name="T2">ä</text:span></text:p>
      <text:p text:style-name="P5"><text:tab/><text:span text:style-name="T2">luo tunteja</text:span></text:p>
      <text:p text:style-name="P5"><text:tab/>peruu tunteja</text:p>
      <text:p text:style-name="P5"><text:tab/><text:span text:style-name="T2">selaa tunteja</text:span></text:p>
      <text:p text:style-name="P5"><text:tab/><text:span text:style-name="T2">ilmoittautuu tunneille</text:span></text:p>
      <text:p text:style-name="P6">Asiakas</text:p>
      <text:p text:style-name="P6"><text:soft-page-break/><text:tab/>rekisteröityy</text:p>
      <text:p text:style-name="P6"><text:tab/><text:span text:style-name="T5">kirjautuu</text:span></text:p>
      <text:p text:style-name="P6"><text:tab/>selaa tunteja</text:p>
      <text:p text:style-name="P6"><text:tab/>ilmoittautuu tunneille</text:p>
      <text:p text:style-name="P6"><text:tab/>peruu ilmoittautumisen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3:01:15.311715694</meta:creation-date>
    <dc:date>2015-09-04T13:55:54.524247845</dc:date>
    <meta:editing-duration>PT22M4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22" meta:word-count="85" meta:character-count="826" meta:non-whitespace-character-count="817"/>
  </office:meta>
</office:document-meta>
</file>